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mpl.item( int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ttrImpl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Fir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mpl.normaliz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ttrImpl.re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getChild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getSchema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Att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mpl.get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replaceChild( Node newChild , Node old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setNod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Spec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lastChild( Child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mpl.la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internalRemoveChild( Node oldChild , boolean repla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ttrImpl.checkNormalizationAfterRemove( ChildNode previousSibl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mpl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mpl.isDerivedFrom( String typeNamespaceArg , String typeNameArg , int derivation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checkNormalizationAfterInsert( ChildNode insertedChi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trImpl.makeChild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mpl.ge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Owner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internalInsertBefore( Node newChild , Node refChild , boolean replac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AttrImpl.hasChild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cloneNode( boolean dee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trImpl.setReadOnly( boolean readOnly , boolean dee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ttrImpl.getTypeNam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i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Valu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ttrImpl.setOwnerDocument( CoreDocumentImpl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ttrImpl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setValue( String newvalu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AttrImpl.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setIdAttribute( boolean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setType( Objec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setSpecified( boolean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AttrImpl( CoreDocumentImpl ownerDocu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getLa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mpl.synchroniz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removeChild( Node old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mpl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